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4193220339" calcext:value-type="float">
            <text:p>2.27242</text:p>
          </table:table-cell>
          <table:table-cell office:value-type="float" office:value="2.19194943502825" calcext:value-type="float">
            <text:p>2.19195</text:p>
          </table:table-cell>
          <table:table-cell office:value-type="float" office:value="3.01952230508475" calcext:value-type="float">
            <text:p>3.0195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26734463277" calcext:value-type="float">
            <text:p>2.23627</text:p>
          </table:table-cell>
          <table:table-cell office:value-type="float" office:value="2.27822175141243" calcext:value-type="float">
            <text:p>2.27822</text:p>
          </table:table-cell>
          <table:table-cell office:value-type="float" office:value="3.00385274576271" calcext:value-type="float">
            <text:p>3.0038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140461016949" calcext:value-type="float">
            <text:p>2.2714</text:p>
          </table:table-cell>
          <table:table-cell office:value-type="float" office:value="2.21355212429379" calcext:value-type="float">
            <text:p>2.21355</text:p>
          </table:table-cell>
          <table:table-cell office:value-type="float" office:value="3.1567666440678" calcext:value-type="float">
            <text:p>3.156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75496045198" calcext:value-type="float">
            <text:p>2.23675</text:p>
          </table:table-cell>
          <table:table-cell office:value-type="float" office:value="2.28725428248588" calcext:value-type="float">
            <text:p>2.28725</text:p>
          </table:table-cell>
          <table:table-cell office:value-type="float" office:value="3.04493274576271" calcext:value-type="float">
            <text:p>3.0449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65873446328" calcext:value-type="float">
            <text:p>2.28466</text:p>
          </table:table-cell>
          <table:table-cell office:value-type="float" office:value="2.19461240677966" calcext:value-type="float">
            <text:p>2.19461</text:p>
          </table:table-cell>
          <table:table-cell office:value-type="float" office:value="2.94083823728814" calcext:value-type="float">
            <text:p>2.9408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19915254237" calcext:value-type="float">
            <text:p>2.2892</text:p>
          </table:table-cell>
          <table:table-cell office:value-type="float" office:value="2.1885390960452" calcext:value-type="float">
            <text:p>2.18854</text:p>
          </table:table-cell>
          <table:table-cell office:value-type="float" office:value="2.96470955932203" calcext:value-type="float">
            <text:p>2.964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290015819209" calcext:value-type="float">
            <text:p>2.2429</text:p>
          </table:table-cell>
          <table:table-cell office:value-type="float" office:value="2.28264625988701" calcext:value-type="float">
            <text:p>2.28265</text:p>
          </table:table-cell>
          <table:table-cell office:value-type="float" office:value="3.08557233898305" calcext:value-type="float">
            <text:p>3.0855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07711864407" calcext:value-type="float">
            <text:p>2.26808</text:p>
          </table:table-cell>
          <table:table-cell office:value-type="float" office:value="2.24448943502825" calcext:value-type="float">
            <text:p>2.24449</text:p>
          </table:table-cell>
          <table:table-cell office:value-type="float" office:value="2.96122711864407" calcext:value-type="float">
            <text:p>2.9612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65596610169" calcext:value-type="float">
            <text:p>2.25366</text:p>
          </table:table-cell>
          <table:table-cell office:value-type="float" office:value="2.27689093785311" calcext:value-type="float">
            <text:p>2.27689</text:p>
          </table:table-cell>
          <table:table-cell office:value-type="float" office:value="3.00126088135593" calcext:value-type="float">
            <text:p>3.001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48766101695" calcext:value-type="float">
            <text:p>2.23449</text:p>
          </table:table-cell>
          <table:table-cell office:value-type="float" office:value="2.31691274576271" calcext:value-type="float">
            <text:p>2.31691</text:p>
          </table:table-cell>
          <table:table-cell office:value-type="float" office:value="3.16450942372881" calcext:value-type="float">
            <text:p>3.164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87283615819" calcext:value-type="float">
            <text:p>2.26587</text:p>
          </table:table-cell>
          <table:table-cell office:value-type="float" office:value="2.25882424858757" calcext:value-type="float">
            <text:p>2.25882</text:p>
          </table:table-cell>
          <table:table-cell office:value-type="float" office:value="3.02190793220339" calcext:value-type="float">
            <text:p>3.021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346351412429" calcext:value-type="float">
            <text:p>2.26346</text:p>
          </table:table-cell>
          <table:table-cell office:value-type="float" office:value="2.2653741920904" calcext:value-type="float">
            <text:p>2.26537</text:p>
          </table:table-cell>
          <table:table-cell office:value-type="float" office:value="3.0968633220339" calcext:value-type="float">
            <text:p>3.0968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58789830508" calcext:value-type="float">
            <text:p>2.28559</text:p>
          </table:table-cell>
          <table:table-cell office:value-type="float" office:value="2.22587077966102" calcext:value-type="float">
            <text:p>2.22587</text:p>
          </table:table-cell>
          <table:table-cell office:value-type="float" office:value="3.05508040677966" calcext:value-type="float">
            <text:p>3.055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127409039548" calcext:value-type="float">
            <text:p>2.27127</text:p>
          </table:table-cell>
          <table:table-cell office:value-type="float" office:value="2.25454736723164" calcext:value-type="float">
            <text:p>2.25455</text:p>
          </table:table-cell>
          <table:table-cell office:value-type="float" office:value="3.12301952542373" calcext:value-type="float">
            <text:p>3.123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63068926554" calcext:value-type="float">
            <text:p>2.25163</text:p>
          </table:table-cell>
          <table:table-cell office:value-type="float" office:value="2.29932114124294" calcext:value-type="float">
            <text:p>2.29932</text:p>
          </table:table-cell>
          <table:table-cell office:value-type="float" office:value="3.08754345762712" calcext:value-type="float">
            <text:p>3.087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714846327684" calcext:value-type="float">
            <text:p>2.23715</text:p>
          </table:table-cell>
          <table:table-cell office:value-type="float" office:value="2.33486038418079" calcext:value-type="float">
            <text:p>2.33486</text:p>
          </table:table-cell>
          <table:table-cell office:value-type="float" office:value="3.21450427118644" calcext:value-type="float">
            <text:p>3.21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239233898305" calcext:value-type="float">
            <text:p>2.25239</text:p>
          </table:table-cell>
          <table:table-cell office:value-type="float" office:value="2.30529448587571" calcext:value-type="float">
            <text:p>2.30529</text:p>
          </table:table-cell>
          <table:table-cell office:value-type="float" office:value="3.11930128813559" calcext:value-type="float">
            <text:p>3.119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977456497175" calcext:value-type="float">
            <text:p>2.28977</text:p>
          </table:table-cell>
          <table:table-cell office:value-type="float" office:value="2.23470699435028" calcext:value-type="float">
            <text:p>2.23471</text:p>
          </table:table-cell>
          <table:table-cell office:value-type="float" office:value="3.20640854237288" calcext:value-type="float">
            <text:p>3.2064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44119774011" calcext:value-type="float">
            <text:p>2.30044</text:p>
          </table:table-cell>
          <table:table-cell office:value-type="float" office:value="2.21591673446328" calcext:value-type="float">
            <text:p>2.21592</text:p>
          </table:table-cell>
          <table:table-cell office:value-type="float" office:value="3.10359742372881" calcext:value-type="float">
            <text:p>3.103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27670056497" calcext:value-type="float">
            <text:p>2.22928</text:p>
          </table:table-cell>
          <table:table-cell office:value-type="float" office:value="2.35834054237288" calcext:value-type="float">
            <text:p>2.35834</text:p>
          </table:table-cell>
          <table:table-cell office:value-type="float" office:value="3.26054589830508" calcext:value-type="float">
            <text:p>3.260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62073446328" calcext:value-type="float">
            <text:p>2.29462</text:p>
          </table:table-cell>
          <table:table-cell office:value-type="float" office:value="2.2295406779661" calcext:value-type="float">
            <text:p>2.22954</text:p>
          </table:table-cell>
          <table:table-cell office:value-type="float" office:value="3.21025776271186" calcext:value-type="float">
            <text:p>3.210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59362711864" calcext:value-type="float">
            <text:p>2.30159</text:p>
          </table:table-cell>
          <table:table-cell office:value-type="float" office:value="2.21604385310734" calcext:value-type="float">
            <text:p>2.21604</text:p>
          </table:table-cell>
          <table:table-cell office:value-type="float" office:value="3.10335525423729" calcext:value-type="float">
            <text:p>3.1033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59408700565" calcext:value-type="float">
            <text:p>2.27594</text:p>
          </table:table-cell>
          <table:table-cell office:value-type="float" office:value="2.27120589830508" calcext:value-type="float">
            <text:p>2.27121</text:p>
          </table:table-cell>
          <table:table-cell office:value-type="float" office:value="3.19721030508475" calcext:value-type="float">
            <text:p>3.197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54651977401" calcext:value-type="float">
            <text:p>2.22555</text:p>
          </table:table-cell>
          <table:table-cell office:value-type="float" office:value="2.37516798870057" calcext:value-type="float">
            <text:p>2.37517</text:p>
          </table:table-cell>
          <table:table-cell office:value-type="float" office:value="3.26510440677966" calcext:value-type="float">
            <text:p>3.26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8775480226" calcext:value-type="float">
            <text:p>2.24388</text:p>
          </table:table-cell>
          <table:table-cell office:value-type="float" office:value="2.34052788700565" calcext:value-type="float">
            <text:p>2.34053</text:p>
          </table:table-cell>
          <table:table-cell office:value-type="float" office:value="3.27172488135593" calcext:value-type="float">
            <text:p>3.271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83969491525" calcext:value-type="float">
            <text:p>2.21884</text:p>
          </table:table-cell>
          <table:table-cell office:value-type="float" office:value="2.41346811299435" calcext:value-type="float">
            <text:p>2.41347</text:p>
          </table:table-cell>
          <table:table-cell office:value-type="float" office:value="3.42256691525424" calcext:value-type="float">
            <text:p>3.4225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63903954802" calcext:value-type="float">
            <text:p>2.24564</text:p>
          </table:table-cell>
          <table:table-cell office:value-type="float" office:value="2.37768807909605" calcext:value-type="float">
            <text:p>2.37769</text:p>
          </table:table-cell>
          <table:table-cell office:value-type="float" office:value="3.24910901694915" calcext:value-type="float">
            <text:p>3.249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69537853107" calcext:value-type="float">
            <text:p>2.3157</text:p>
          </table:table-cell>
          <table:table-cell office:value-type="float" office:value="2.24013650847458" calcext:value-type="float">
            <text:p>2.24014</text:p>
          </table:table-cell>
          <table:table-cell office:value-type="float" office:value="3.12554508474576" calcext:value-type="float">
            <text:p>3.125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06578531073" calcext:value-type="float">
            <text:p>2.27007</text:p>
          </table:table-cell>
          <table:table-cell office:value-type="float" office:value="2.3505206440678" calcext:value-type="float">
            <text:p>2.35052</text:p>
          </table:table-cell>
          <table:table-cell office:value-type="float" office:value="3.23761084745763" calcext:value-type="float">
            <text:p>3.237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2595621468927" calcext:value-type="float">
            <text:p>2.32596</text:p>
          </table:table-cell>
          <table:table-cell office:value-type="float" office:value="2.25429491525424" calcext:value-type="float">
            <text:p>2.25429</text:p>
          </table:table-cell>
          <table:table-cell office:value-type="float" office:value="3.23577206779661" calcext:value-type="float">
            <text:p>3.235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86351412429" calcext:value-type="float">
            <text:p>2.32986</text:p>
          </table:table-cell>
          <table:table-cell office:value-type="float" office:value="2.13856136723164" calcext:value-type="float">
            <text:p>2.13856</text:p>
          </table:table-cell>
          <table:table-cell office:value-type="float" office:value="2.8386386440678" calcext:value-type="float">
            <text:p>2.838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272214689266" calcext:value-type="float">
            <text:p>2.30272</text:p>
          </table:table-cell>
          <table:table-cell office:value-type="float" office:value="2.19598197740113" calcext:value-type="float">
            <text:p>2.19598</text:p>
          </table:table-cell>
          <table:table-cell office:value-type="float" office:value="3.01795755932203" calcext:value-type="float">
            <text:p>3.017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59396610169" calcext:value-type="float">
            <text:p>2.34759</text:p>
          </table:table-cell>
          <table:table-cell office:value-type="float" office:value="2.17202232768362" calcext:value-type="float">
            <text:p>2.17202</text:p>
          </table:table-cell>
          <table:table-cell office:value-type="float" office:value="3.08414223728814" calcext:value-type="float">
            <text:p>3.084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81926553672" calcext:value-type="float">
            <text:p>2.26182</text:p>
          </table:table-cell>
          <table:table-cell office:value-type="float" office:value="2.22349796610169" calcext:value-type="float">
            <text:p>2.2235</text:p>
          </table:table-cell>
          <table:table-cell office:value-type="float" office:value="3.00195674576271" calcext:value-type="float">
            <text:p>3.001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55835028249" calcext:value-type="float">
            <text:p>2.30456</text:p>
          </table:table-cell>
          <table:table-cell office:value-type="float" office:value="2.21257659887006" calcext:value-type="float">
            <text:p>2.21258</text:p>
          </table:table-cell>
          <table:table-cell office:value-type="float" office:value="3.03083796610169" calcext:value-type="float">
            <text:p>3.0308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557328813559" calcext:value-type="float">
            <text:p>2.29557</text:p>
          </table:table-cell>
          <table:table-cell office:value-type="float" office:value="2.22288814689266" calcext:value-type="float">
            <text:p>2.22289</text:p>
          </table:table-cell>
          <table:table-cell office:value-type="float" office:value="3.01145138983051" calcext:value-type="float">
            <text:p>3.011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517926553672" calcext:value-type="float">
            <text:p>2.26518</text:p>
          </table:table-cell>
          <table:table-cell office:value-type="float" office:value="2.21383118644068" calcext:value-type="float">
            <text:p>2.21383</text:p>
          </table:table-cell>
          <table:table-cell office:value-type="float" office:value="2.94463986440678" calcext:value-type="float">
            <text:p>2.944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275968361582" calcext:value-type="float">
            <text:p>2.31276</text:p>
          </table:table-cell>
          <table:table-cell office:value-type="float" office:value="2.1629501920904" calcext:value-type="float">
            <text:p>2.16295</text:p>
          </table:table-cell>
          <table:table-cell office:value-type="float" office:value="2.89716338983051" calcext:value-type="float">
            <text:p>2.8971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12125423729" calcext:value-type="float">
            <text:p>2.22712</text:p>
          </table:table-cell>
          <table:table-cell office:value-type="float" office:value="2.32510910734463" calcext:value-type="float">
            <text:p>2.32511</text:p>
          </table:table-cell>
          <table:table-cell office:value-type="float" office:value="3.09524162711864" calcext:value-type="float">
            <text:p>3.0952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957472316384" calcext:value-type="float">
            <text:p>2.26957</text:p>
          </table:table-cell>
          <table:table-cell office:value-type="float" office:value="2.2246400338983" calcext:value-type="float">
            <text:p>2.22464</text:p>
          </table:table-cell>
          <table:table-cell office:value-type="float" office:value="3.126016" calcext:value-type="float">
            <text:p>3.126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25665536723" calcext:value-type="float">
            <text:p>2.20426</text:p>
          </table:table-cell>
          <table:table-cell office:value-type="float" office:value="2.36825998870056" calcext:value-type="float">
            <text:p>2.36826</text:p>
          </table:table-cell>
          <table:table-cell office:value-type="float" office:value="3.18000813559322" calcext:value-type="float">
            <text:p>3.180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76953672316" calcext:value-type="float">
            <text:p>2.25477</text:p>
          </table:table-cell>
          <table:table-cell office:value-type="float" office:value="2.27618897175141" calcext:value-type="float">
            <text:p>2.27619</text:p>
          </table:table-cell>
          <table:table-cell office:value-type="float" office:value="3.04149559322034" calcext:value-type="float">
            <text:p>3.04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64057627119" calcext:value-type="float">
            <text:p>2.31064</text:p>
          </table:table-cell>
          <table:table-cell office:value-type="float" office:value="2.20638792090395" calcext:value-type="float">
            <text:p>2.20639</text:p>
          </table:table-cell>
          <table:table-cell office:value-type="float" office:value="3.01843918644068" calcext:value-type="float">
            <text:p>3.018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57936723164" calcext:value-type="float">
            <text:p>2.30158</text:p>
          </table:table-cell>
          <table:table-cell office:value-type="float" office:value="2.2209128700565" calcext:value-type="float">
            <text:p>2.22091</text:p>
          </table:table-cell>
          <table:table-cell office:value-type="float" office:value="3.04863254237288" calcext:value-type="float">
            <text:p>3.048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56607909605" calcext:value-type="float">
            <text:p>2.27157</text:p>
          </table:table-cell>
          <table:table-cell office:value-type="float" office:value="2.26189873446328" calcext:value-type="float">
            <text:p>2.2619</text:p>
          </table:table-cell>
          <table:table-cell office:value-type="float" office:value="3.12033762711864" calcext:value-type="float">
            <text:p>3.1203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17566101695" calcext:value-type="float">
            <text:p>2.28218</text:p>
          </table:table-cell>
          <table:table-cell office:value-type="float" office:value="2.2479271299435" calcext:value-type="float">
            <text:p>2.24793</text:p>
          </table:table-cell>
          <table:table-cell office:value-type="float" office:value="3.17425477966102" calcext:value-type="float">
            <text:p>3.1742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527683616" calcext:value-type="float">
            <text:p>2.242</text:p>
          </table:table-cell>
          <table:table-cell office:value-type="float" office:value="2.3121013220339" calcext:value-type="float">
            <text:p>2.3121</text:p>
          </table:table-cell>
          <table:table-cell office:value-type="float" office:value="3.19689261016949" calcext:value-type="float">
            <text:p>3.196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094842937853" calcext:value-type="float">
            <text:p>2.29095</text:p>
          </table:table-cell>
          <table:table-cell office:value-type="float" office:value="2.22225266666667" calcext:value-type="float">
            <text:p>2.22225</text:p>
          </table:table-cell>
          <table:table-cell office:value-type="float" office:value="3.10020989830508" calcext:value-type="float">
            <text:p>3.100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455099435028" calcext:value-type="float">
            <text:p>2.24455</text:p>
          </table:table-cell>
          <table:table-cell office:value-type="float" office:value="2.30061500564972" calcext:value-type="float">
            <text:p>2.30062</text:p>
          </table:table-cell>
          <table:table-cell office:value-type="float" office:value="3.10431294915254" calcext:value-type="float">
            <text:p>3.104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35746892655" calcext:value-type="float">
            <text:p>2.24236</text:p>
          </table:table-cell>
          <table:table-cell office:value-type="float" office:value="2.33468820338983" calcext:value-type="float">
            <text:p>2.33469</text:p>
          </table:table-cell>
          <table:table-cell office:value-type="float" office:value="3.24314454237288" calcext:value-type="float">
            <text:p>3.243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346585310734" calcext:value-type="float">
            <text:p>2.27347</text:p>
          </table:table-cell>
          <table:table-cell office:value-type="float" office:value="2.26719557062147" calcext:value-type="float">
            <text:p>2.2672</text:p>
          </table:table-cell>
          <table:table-cell office:value-type="float" office:value="3.21968420338983" calcext:value-type="float">
            <text:p>3.219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17302824859" calcext:value-type="float">
            <text:p>2.27217</text:p>
          </table:table-cell>
          <table:table-cell office:value-type="float" office:value="2.24061816949153" calcext:value-type="float">
            <text:p>2.24062</text:p>
          </table:table-cell>
          <table:table-cell office:value-type="float" office:value="3.21227525423729" calcext:value-type="float">
            <text:p>3.2122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934317514124" calcext:value-type="float">
            <text:p>2.35934</text:p>
          </table:table-cell>
          <table:table-cell office:value-type="float" office:value="2.14379227118644" calcext:value-type="float">
            <text:p>2.14379</text:p>
          </table:table-cell>
          <table:table-cell office:value-type="float" office:value="3.04583254237288" calcext:value-type="float">
            <text:p>3.045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04398870056" calcext:value-type="float">
            <text:p>2.24404</text:p>
          </table:table-cell>
          <table:table-cell office:value-type="float" office:value="2.33883020338983" calcext:value-type="float">
            <text:p>2.33883</text:p>
          </table:table-cell>
          <table:table-cell office:value-type="float" office:value="3.28620027118644" calcext:value-type="float">
            <text:p>3.286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43409039548" calcext:value-type="float">
            <text:p>2.26443</text:p>
          </table:table-cell>
          <table:table-cell office:value-type="float" office:value="2.30691120903955" calcext:value-type="float">
            <text:p>2.30691</text:p>
          </table:table-cell>
          <table:table-cell office:value-type="float" office:value="3.25431308474576" calcext:value-type="float">
            <text:p>3.254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21351412429" calcext:value-type="float">
            <text:p>2.31421</text:p>
          </table:table-cell>
          <table:table-cell office:value-type="float" office:value="2.21556809039548" calcext:value-type="float">
            <text:p>2.21557</text:p>
          </table:table-cell>
          <table:table-cell office:value-type="float" office:value="3.16426874576271" calcext:value-type="float">
            <text:p>3.164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24116384181" calcext:value-type="float">
            <text:p>2.23224</text:p>
          </table:table-cell>
          <table:table-cell office:value-type="float" office:value="2.35287444067797" calcext:value-type="float">
            <text:p>2.35287</text:p>
          </table:table-cell>
          <table:table-cell office:value-type="float" office:value="3.25642549152542" calcext:value-type="float">
            <text:p>3.2564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00285875706" calcext:value-type="float">
            <text:p>2.231</text:p>
          </table:table-cell>
          <table:table-cell office:value-type="float" office:value="2.35091715254237" calcext:value-type="float">
            <text:p>2.35092</text:p>
          </table:table-cell>
          <table:table-cell office:value-type="float" office:value="3.277216" calcext:value-type="float">
            <text:p>3.277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75642937853" calcext:value-type="float">
            <text:p>2.23376</text:p>
          </table:table-cell>
          <table:table-cell office:value-type="float" office:value="2.36558174011299" calcext:value-type="float">
            <text:p>2.36558</text:p>
          </table:table-cell>
          <table:table-cell office:value-type="float" office:value="3.35197708474576" calcext:value-type="float">
            <text:p>3.351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76733333333" calcext:value-type="float">
            <text:p>2.19177</text:p>
          </table:table-cell>
          <table:table-cell office:value-type="float" office:value="2.41020919774011" calcext:value-type="float">
            <text:p>2.41021</text:p>
          </table:table-cell>
          <table:table-cell office:value-type="float" office:value="3.30612230508475" calcext:value-type="float">
            <text:p>3.306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2" calcext:value-type="float">
            <text:p>2</text:p>
          </table:table-cell>
          <table:table-cell table:formula="of:=SUM([.B56:.B60])" office:value-type="float" office:value="5" calcext:value-type="float">
            <text:p>5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1" calcext:value-type="float">
            <text:p>1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4" calcext:value-type="float">
            <text:p>4</text:p>
          </table:table-cell>
          <table:table-cell table:formula="of:=SUM([.I56:.I60])" office:value-type="float" office:value="3" calcext:value-type="float">
            <text:p>3</text:p>
          </table:table-cell>
          <table:table-cell table:formula="of:=SUM([.J56:.J60])" office:value-type="float" office:value="1" calcext:value-type="float">
            <text:p>1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1" calcext:value-type="float">
            <text:p>1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1" calcext:value-type="float">
            <text:p>1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2" calcext:value-type="float">
            <text:p>2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3" calcext:value-type="float">
            <text:p>3</text:p>
          </table:table-cell>
          <table:table-cell table:formula="of:=SUM([.U56:.U60])" office:value-type="float" office:value="2" calcext:value-type="float">
            <text:p>2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4" calcext:value-type="float">
            <text:p>4</text:p>
          </table:table-cell>
          <table:table-cell table:formula="of:=SUM([.X56:.X60])" office:value-type="float" office:value="4" calcext:value-type="float">
            <text:p>4</text:p>
          </table:table-cell>
          <table:table-cell table:formula="of:=SUM([.Y56:.Y60])" office:value-type="float" office:value="1" calcext:value-type="float">
            <text:p>1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1" calcext:value-type="float">
            <text:p>1</text:p>
          </table:table-cell>
          <table:table-cell table:formula="of:=SUM([.AB56:.AB60])" office:value-type="float" office:value="1" calcext:value-type="float">
            <text:p>1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1" calcext:value-type="float">
            <text:p>1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2" calcext:value-type="float">
            <text:p>2</text:p>
          </table:table-cell>
          <table:table-cell table:formula="of:=SUM([.AG56:.AG60])" office:value-type="float" office:value="1" calcext:value-type="float">
            <text:p>1</text:p>
          </table:table-cell>
          <table:table-cell table:formula="of:=SUM([.AH56:.AH60])" office:value-type="float" office:value="0" calcext:value-type="float">
            <text:p>0</text:p>
          </table:table-cell>
          <table:table-cell table:formula="of:=SUM([.AI56:.AI60])" office:value-type="float" office:value="1" calcext:value-type="float">
            <text:p>1</text:p>
          </table:table-cell>
          <table:table-cell table:formula="of:=SUM([.AJ56:.AJ60])" office:value-type="float" office:value="0" calcext:value-type="float">
            <text:p>0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4" calcext:value-type="float">
            <text:p>4</text:p>
          </table:table-cell>
          <table:table-cell table:formula="of:=SUM([.AM56:.AM60])" office:value-type="float" office:value="1" calcext:value-type="float">
            <text:p>1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4" calcext:value-type="float">
            <text:p>4</text:p>
          </table:table-cell>
          <table:table-cell table:formula="of:=SUM([.AR56:.AR60])" office:value-type="float" office:value="1" calcext:value-type="float">
            <text:p>1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5" calcext:value-type="float">
            <text:p>5</text:p>
          </table:table-cell>
          <table:table-cell table:formula="of:=SUM([.AX56:.AX60])" office:value-type="float" office:value="4" calcext:value-type="float">
            <text:p>4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1" calcext:value-type="float">
            <text:p>1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4" calcext:value-type="float">
            <text:p>4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1" calcext:value-type="float">
            <text:p>1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3" calcext:value-type="float">
            <text:p>3</text:p>
          </table:table-cell>
          <table:table-cell table:formula="of:=SUM([.BH56:.BH60])" office:value-type="float" office:value="1" calcext:value-type="float">
            <text:p>1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3" calcext:value-type="float">
            <text:p>3</text:p>
          </table:table-cell>
          <table:table-cell table:formula="of:=SUM([.BL56:.BL60])" office:value-type="float" office:value="5" calcext:value-type="float">
            <text:p>5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1" calcext:value-type="float">
            <text:p>1</text:p>
          </table:table-cell>
          <table:table-cell table:formula="of:=SUM([.BP56:.BP60])" office:value-type="float" office:value="4" calcext:value-type="float">
            <text:p>4</text:p>
          </table:table-cell>
          <table:table-cell table:formula="of:=SUM([.BQ56:.BQ60])" office:value-type="float" office:value="4" calcext:value-type="float">
            <text:p>4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20:05.411268217</dc:date>
    <meta:document-statistic meta:table-count="1" meta:cell-count="4575" meta:object-count="0"/>
    <meta:generator>LibreOffice/4.2.8.2$Linux_X86_64 LibreOffice_project/420m0$Build-2</meta:generator>
  </office:meta>
</office:document-meta>
</file>